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63360" draw:style-name="a0" draw:name="Picture 6" text:anchor-type="paragraph" svg:x="3.41667in" svg:y="6.47917in" svg:width="3.53264in" svg:height="2.59375in" style:rel-width="scale" style:rel-height="scale"><draw:image xlink:href="media/image1.jpeg" xlink:type="simple" xlink:show="embed" xlink:actuate="onLoad"/><svg:title/><svg:desc>Image result for old potions</svg:desc></draw:frame></text:span><text:span text:style-name="T3"><draw:frame draw:z-index="251662336" draw:style-name="a1" draw:name="Picture 5" text:anchor-type="paragraph" svg:x="0in" svg:y="6.17708in" svg:width="4.89583in" svg:height="3.00972in" style:rel-width="scale" style:rel-height="scale"><draw:image xlink:href="media/image2.jpeg" xlink:type="simple" xlink:show="embed" xlink:actuate="onLoad"/><svg:title/><svg:desc>Image result for alchemy lab</svg:desc></draw:frame></text:span><text:span text:style-name="T4"><draw:frame draw:z-index="251661312" draw:style-name="a2" draw:name="Picture 4" text:anchor-type="paragraph" svg:x="3.66667in" svg:y="2.96875in" svg:width="3.40208in" svg:height="3.4375in" style:rel-width="scale" style:rel-height="scale"><draw:image xlink:href="media/image3.jpeg" xlink:type="simple" xlink:show="embed" xlink:actuate="onLoad"/><svg:title/><svg:desc>Image result for old salem women</svg:desc></draw:frame></text:span><text:span text:style-name="T5"><draw:frame draw:z-index="251660288" draw:style-name="a3" draw:name="Picture 3" text:anchor-type="paragraph" svg:x="-1in" svg:y="2.91667in" svg:width="4.69028in" svg:height="3.12986in" style:rel-width="scale" style:rel-height="scale"><draw:image xlink:href="media/image4.jpeg" xlink:type="simple" xlink:show="embed" xlink:actuate="onLoad"/><svg:title/><svg:desc>Image result for accused of witchcraft</svg:desc></draw:frame></text:span><text:span text:style-name="T6"><draw:frame draw:z-index="251659264" draw:style-name="a4" draw:name="Picture 2" text:anchor-type="paragraph" svg:x="0in" svg:y="0.01042in" svg:width="3.9375in" svg:height="2.95694in" style:rel-width="scale" style:rel-height="scale"><draw:image xlink:href="media/image5.jpeg" xlink:type="simple" xlink:show="embed" xlink:actuate="onLoad"/><svg:title/><svg:desc>Image result for accused of witchcraft</svg:desc></draw:frame></text:span><text:span text:style-name="T7"><draw:frame draw:z-index="251658240" draw:style-name="a5" draw:name="Picture 1" text:anchor-type="paragraph" svg:x="0in" svg:y="0in" svg:width="4.51042in" svg:height="3.0125in" style:rel-width="scale" style:rel-height="scale"><draw:image xlink:href="media/image6.jpeg" xlink:type="simple" xlink:show="embed" xlink:actuate="onLoad"/><svg:title/><svg:desc>Image result for Isolation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iel Berger</meta:initial-creator>
    <dc:creator>Nathaniel Berger</dc:creator>
    <meta:creation-date>2016-10-18T19:29:00Z</meta:creation-date>
    <dc:date>2016-10-18T19:40:00Z</dc:date>
    <meta:template xlink:href="Normal" xlink:type="simple"/>
    <meta:editing-cycles>1</meta:editing-cycles>
    <meta:editing-duration>PT660S</meta:editing-duration>
    <meta:document-statistic meta:page-count="1" meta:paragraph-count="1" meta:word-count="1" meta:character-count="6" meta:row-count="1" meta:non-whitespace-character-count="6"/>
  </office:meta>
</office:document-meta>
</file>